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table:number-columns-repeated="5"/>
          <table:table-cell office:value-type="string" calcext:value-type="string">
            <text:p>+1079.43</text:p>
          </table:table-cell>
          <table:table-cell table:number-columns-repeated="15"/>
          <table:table-cell office:value-type="string" calcext:value-type="string">
            <text:p>+1077</text:p>
          </table:table-cell>
          <table:table-cell table:number-columns-repeated="1002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.00.0000</text:date>, <text:time style:data-style-name="N2" text:time-value="18:55:11.44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4T18:58:33.506000000</dc:date>
    <meta:editing-duration>P7DT23H53M15S</meta:editing-duration>
    <meta:editing-cycles>3567</meta:editing-cycles>
    <meta:document-statistic meta:table-count="6" meta:cell-count="9803" meta:object-count="0"/>
    <meta:user-defined meta:name="qrichtext">1</meta:user-defined>
  </office:meta>
</office:document-meta>
</file>